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Report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ationReport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.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.generateReport( ContentHandler handl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ValidationReportTransformer.setup( SourceResolver resolver , Map objectModel , String source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alidationReportTransformer.ValidationRepor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.warning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.fatal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ReportTransform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ReportTransform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Report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ionReport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ReportTransfor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ionReportTransfor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Entry.ReportEntry( String level ,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